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23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7.302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6.885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43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5.564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667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0.869cm" fo:min-width="8.573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6.057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1.046cm" fo:min-width="4.046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Noto Sans Devanagari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 xml:id="id1" draw:id="id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" draw:text-style-name="P2" draw:layer="layout" svg:width="4.5cm" svg:height="1.153cm" svg:x="4.937cm" svg:y="5.74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&lt;&lt;abstract&gt;&gt;</text:span></text:p>
            <text:p text:style-name="P1"><text:span text:style-name="T1">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4" draw:layer="layout" svg:width="4.5cm" svg:height="1.255cm" svg:x="4.937cm" svg:y="6.898cm">
            <text:p text:style-name="P3"><text:span text:style-name="T2">-</text:span><text:span text:style-name="T2"><text:tab/></text:span><text:span text:style-name="T2">id</text:span></text:p>
            <text:p text:style-name="P3"><text:span text:style-name="T2">-</text:span><text:span text:style-name="T2"><text:tab/></text:span><text:span text:style-name="T2">name</text:span></text:p>
            <text:p text:style-name="P3"><text:span text:style-name="T2">-</text:span><text:span text:style-name="T2"><text:tab/></text:span><text:span text:style-name="T2">passwo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4" draw:layer="layout" svg:width="4.5cm" svg:height="0.561cm" svg:x="4.937cm" svg:y="8.15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forgotPassword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3" draw:id="id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" draw:text-style-name="P6" draw:layer="layout" svg:width="4.5cm" svg:height="0.561cm" svg:x="2.485cm" svg:y="1.01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5"><text:span text:style-name="T2">General Us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draw:layer="layout" svg:width="4.5cm" svg:height="1.255cm" svg:x="2.485cm" svg:y="1.578cm">
            <text:p text:style-name="P3"><text:span text:style-name="T2">-</text:span><text:span text:style-name="T2"><text:tab/></text:span><text:span text:style-name="T2">id</text:span></text:p>
            <text:p text:style-name="P3"><text:span text:style-name="T2">-</text:span><text:span text:style-name="T2"><text:tab/></text:span><text:span text:style-name="T2">name</text:span></text:p>
            <text:p text:style-name="P3"><text:span text:style-name="T2">-</text:span><text:span text:style-name="T2"><text:tab/></text:span><text:span text:style-name="T2">passwo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4.5cm" svg:height="0.561cm" svg:x="2.485cm" svg:y="2.83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2" draw:id="id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8" draw:text-style-name="P6" draw:layer="layout" svg:width="5.688cm" svg:height="0.561cm" svg:x="8.645cm" svg:y="1.045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5"><text:span text:style-name="T2">System 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draw:layer="layout" svg:width="5.688cm" svg:height="1.255cm" svg:x="8.645cm" svg:y="1.606cm">
            <text:p text:style-name="P3"><text:span text:style-name="T2">-</text:span><text:span text:style-name="T2"><text:tab/></text:span><text:span text:style-name="T2">id</text:span></text:p>
            <text:p text:style-name="P3"><text:span text:style-name="T2">-</text:span><text:span text:style-name="T2"><text:tab/></text:span><text:span text:style-name="T2">name</text:span></text:p>
            <text:p text:style-name="P3"><text:span text:style-name="T2">-</text:span><text:span text:style-name="T2"><text:tab/></text:span><text:span text:style-name="T2">passwo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draw:layer="layout" svg:width="5.688cm" svg:height="0.917cm" svg:x="8.645cm" svg:y="2.86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resetPassword()</text:span></text:p>
            <text:p text:style-name="P3"><text:span text:style-name="T2">+</text:span><text:span text:style-name="T2"><text:tab/></text:span><text:span text:style-name="T2">addUs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1" draw:text-style-name="P7" draw:layer="layout" svg:x1="8.187cm" svg:y1="5.746cm" svg:x2="11.489cm" svg:y2="3.778cm" draw:start-shape="id1" draw:start-glue-point="14" draw:end-shape="id2" draw:end-glue-point="2" svg:d="M8187 5746v-985h3302v-983" svg:viewBox="0 0 3303 1969">
          <text:p/>
        </draw:connector>
        <draw:connector draw:style-name="gr12" draw:text-style-name="P7" draw:layer="layout" svg:x1="6.188cm" svg:y1="5.746cm" svg:x2="4.735cm" svg:y2="3.394cm" draw:start-shape="id1" draw:start-glue-point="5" draw:end-shape="id3" draw:end-glue-point="2" svg:d="M6188 5746v-1177h-1453v-1175" svg:viewBox="0 0 1454 2353">
          <text:p/>
        </draw:connector>
        <draw:g draw:style-name="gr1" xml:id="id6" draw:id="id6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3" draw:text-style-name="P2" draw:layer="layout" svg:width="7.756cm" svg:height="0.679cm" svg:x="12.543cm" svg:y="15.96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pplicatio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9" draw:layer="layout" svg:width="7.756cm" svg:height="1.255cm" svg:x="12.543cm" svg:y="16.642cm">
            <text:p text:style-name="P8"><text:span text:style-name="T1">-</text:span><text:span text:style-name="T1"><text:tab/></text:span><text:span text:style-name="T1">id</text:span></text:p>
            <text:p text:style-name="P8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9" draw:layer="layout" svg:width="7.756cm" svg:height="2.103cm" svg:x="12.543cm" svg:y="17.89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1"><text:tab/></text:span><text:span text:style-name="T2">updateApplicationRecord(resourceUri: string, secret: string)</text:span></text:p>
            <text:p text:style-name="P8"><text:span text:style-name="T2">+</text:span><text:span text:style-name="T2"><text:tab/></text:span><text:span text:style-name="T2">applicationExists(application: string, resource: string)</text:span></text:p>
            <text:p text:style-name="P8"><text:span text:style-name="T2">+</text:span><text:span text:style-name="T2"><text:tab/></text:span><text:span text:style-name="T2">verifySecret(resource: string, secret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8" draw:id="id8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6" draw:text-style-name="P2" draw:layer="layout" svg:width="7.339cm" svg:height="0.679cm" svg:x="22.335cm" svg:y="8.78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redential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draw:layer="layout" svg:width="7.339cm" svg:height="1.255cm" svg:x="22.335cm" svg:y="9.459cm">
            <text:p text:style-name="P3"><text:span text:style-name="T2">-</text:span><text:span text:style-name="T2"><text:tab/></text:span><text:span text:style-name="T2">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9" draw:layer="layout" svg:width="7.339cm" svg:height="1.391cm" svg:x="22.335cm" svg:y="10.71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1"><text:tab/></text:span><text:span text:style-name="T2">getCredentials(username: string)</text:span></text:p>
            <text:p text:style-name="P8"><text:span text:style-name="T2">+</text:span><text:span text:style-name="T2"><text:tab/></text:span><text:span text:style-name="T2">generateCreds(username: string, password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7" draw:id="id7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19" draw:text-style-name="P2" draw:layer="layout" svg:width="5.888cm" svg:height="0.679cm" svg:x="16.486cm" svg:y="5.30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Token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4" draw:layer="layout" svg:width="5.888cm" svg:height="1.255cm" svg:x="16.486cm" svg:y="5.986cm">
            <text:p text:style-name="P3"><text:span text:style-name="T2">-</text:span><text:span text:style-name="T2"><text:tab/></text:span><text:span text:style-name="T2">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1" draw:layer="layout" svg:width="5.888cm" svg:height="0.917cm" svg:x="16.486cm" svg:y="7.24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0"><text:span text:style-name="T2">+</text:span><text:span text:style-name="T2"><text:tab/></text:span><text:span text:style-name="T2">generateToken(application: string, resource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9" draw:id="id9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2" draw:text-style-name="P2" draw:layer="layout" svg:width="6.018cm" svg:height="0.679cm" svg:x="21.648cm" svg:y="16.85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Key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4" draw:layer="layout" svg:width="6.018cm" svg:height="1.255cm" svg:x="21.648cm" svg:y="17.532cm">
            <text:p text:style-name="P3"><text:span text:style-name="T2">-</text:span><text:span text:style-name="T2"><text:tab/></text:span><text:span text:style-name="T2">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9" draw:layer="layout" svg:width="6.018cm" svg:height="1.035cm" svg:x="21.648cm" svg:y="18.78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2">+</text:span><text:span text:style-name="T1"><text:tab/></text:span><text:span text:style-name="T2">getKey(username: string)</text:span></text:p>
            <text:p text:style-name="P8"><text:span text:style-name="T2">+</text:span><text:span text:style-name="T2"><text:tab/></text:span><text:span text:style-name="T2">generateKey(username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4" draw:id="id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5" draw:text-style-name="P2" draw:layer="layout" svg:width="5.121cm" svg:height="0.679cm" svg:x="3.828cm" svg:y="12.52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UserCatalo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layer="layout" svg:width="5.121cm" svg:height="1.255cm" svg:x="3.828cm" svg:y="13.203cm">
            <text:p text:style-name="P3"><text:span text:style-name="T2">-</text:span><text:span text:style-name="T2"><text:tab/></text:span><text:span text:style-name="T2">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9" draw:layer="layout" svg:width="5.121cm" svg:height="0.679cm" svg:x="3.828cm" svg:y="14.45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1">+</text:span><text:span text:style-name="T1"><text:tab/></text:span><text:span text:style-name="T2">userExists(username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0" draw:id="id10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28" draw:text-style-name="P2" draw:layer="layout" svg:width="4.5cm" svg:height="0.679cm" svg:x="10.502cm" svg:y="5.85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One-time Passwor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" draw:layer="layout" svg:width="4.5cm" svg:height="1.255cm" svg:x="10.502cm" svg:y="6.533cm">
            <text:p text:style-name="P3"><text:span text:style-name="T2">-</text:span><text:span text:style-name="T2"><text:tab/></text:span><text:span text:style-name="T2">id</text:span></text:p>
            <text:p text:style-name="P3"><text:span text:style-name="T2">-</text:span><text:span text:style-name="T2"><text:tab/></text:span><text:span text:style-name="T2">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" draw:layer="layout" svg:width="4.5cm" svg:height="0.561cm" svg:x="10.502cm" svg:y="7.78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verifyOTP(otp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5" draw:id="id5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1" draw:text-style-name="P2" draw:layer="layout" svg:width="9.027cm" svg:height="0.679cm" svg:x="10.986cm" svg:y="10.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2" draw:text-style-name="P4" draw:layer="layout" svg:width="9.027cm" svg:height="1.078cm" svg:x="10.986cm" svg:y="11.079cm">
            <text:p text:style-name="P3"><text:span text:style-name="T2">-</text:span><text:span text:style-name="T2"><text:tab/></text:span><text:span text:style-name="T2">i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4" draw:layer="layout" svg:width="9.027cm" svg:height="1.985cm" svg:x="10.986cm" svg:y="12.15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text:span text:style-name="T2">compareCreds(u1: string, p1: string, u2: string, p2: string)</text:span></text:p>
            <text:p text:style-name="P3"><text:span text:style-name="T2">+</text:span><text:span text:style-name="T2"><text:tab/></text:span><text:span text:style-name="T2">generateOTP(username: string)</text:span></text:p>
            <text:p text:style-name="P3"><text:span text:style-name="T2">+</text:span><text:span text:style-name="T2"><text:tab/></text:span><text:span text:style-name="T2">generateSecret()</text:span></text:p>
            <text:p text:style-name="P3"><text:span text:style-name="T2">+</text:span><text:span text:style-name="T2"><text:tab/></text:span><text:span text:style-name="T2">generatePasswordSalt()</text:span></text:p>
            <text:p text:style-name="P3"><text:span text:style-name="T2">+</text:span><text:span text:style-name="T2"><text:tab/></text:span><text:span text:style-name="T2">generatePasswordHash(password: string, salt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4" draw:id="id14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34" draw:text-style-name="P2" draw:layer="layout" svg:width="6.511cm" svg:height="0.679cm" svg:x="3.075cm" svg:y="16.94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" draw:layer="layout" svg:width="6.511cm" svg:height="1.255cm" svg:x="3.075cm" svg:y="17.628cm">
            <text:p text:style-name="P3"><text:span text:style-name="T2">-</text:span><text:span text:style-name="T2"><text:tab/></text:span><text:span text:style-name="T2">id</text:span></text:p>
            <text:p text:style-name="P3"><text:span text:style-name="T2">-</text:span><text:span text:style-name="T2"><text:tab/></text:span><text:span text:style-name="T2">name</text:span></text:p>
            <text:p text:style-name="P3"><text:span text:style-name="T2">-</text:span><text:span text:style-name="T2"><text:tab/></text:span><text:span text:style-name="T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" draw:layer="layout" svg:width="6.511cm" svg:height="0.561cm" svg:x="3.075cm" svg:y="18.88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 addApiResource(resourceUri: string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7" draw:text-style-name="P12" draw:layer="layout" svg:x1="7.187cm" svg:y1="8.714cm" svg:x2="6.388cm" svg:y2="12.524cm" draw:start-shape="id1" draw:start-glue-point="2" draw:end-shape="id4" draw:end-glue-point="0" svg:d="M7187 8714v1904h-799v1906" svg:viewBox="0 0 800 3811">
          <text:p/>
        </draw:connector>
        <draw:connector draw:style-name="gr38" draw:text-style-name="P12" draw:layer="layout" svg:x1="8.949cm" svg:y1="13.83cm" svg:x2="10.986cm" svg:y2="12.271cm" draw:start-shape="id4" draw:start-glue-point="1" draw:end-shape="id5" draw:end-glue-point="3" svg:d="M8949 13830h1018v-1559h1019" svg:viewBox="0 0 2038 1560">
          <text:p/>
        </draw:connector>
        <draw:connector draw:style-name="gr39" draw:text-style-name="P12" draw:layer="layout" svg:x1="15.499cm" svg:y1="14.142cm" svg:x2="16.421cm" svg:y2="15.963cm" draw:start-shape="id5" draw:start-glue-point="2" draw:end-shape="id6" draw:end-glue-point="0" svg:d="M15499 14142v910h922v911" svg:viewBox="0 0 923 1822">
          <text:p/>
        </draw:connector>
        <draw:connector draw:style-name="gr40" draw:text-style-name="P12" draw:layer="layout" svg:x1="20.012cm" svg:y1="11.036cm" svg:x2="19.43cm" svg:y2="8.158cm" draw:start-shape="id5" draw:start-glue-point="13" draw:end-shape="id7" draw:end-glue-point="2" svg:d="M20012 11036h527v-1758h-1109v-1120" svg:viewBox="0 0 1110 2879">
          <text:p/>
        </draw:connector>
        <draw:connector draw:style-name="gr41" draw:text-style-name="P12" draw:layer="layout" svg:x1="20.013cm" svg:y1="12.271cm" svg:x2="22.335cm" svg:y2="10.442cm" draw:start-shape="id5" draw:start-glue-point="1" draw:end-shape="id8" draw:end-glue-point="3" svg:d="M20013 12271h1160v-1829h1162" svg:viewBox="0 0 2323 1830">
          <text:p/>
        </draw:connector>
        <draw:connector draw:style-name="gr42" draw:text-style-name="P12" draw:layer="layout" svg:x1="20.012cm" svg:y1="13.598cm" svg:x2="21.984cm" svg:y2="16.854cm" draw:start-shape="id5" draw:start-glue-point="12" draw:end-shape="id9" draw:end-glue-point="4" svg:d="M20012 13598h1972v3256" svg:viewBox="0 0 1973 3257">
          <text:p/>
        </draw:connector>
        <draw:connector draw:style-name="gr43" draw:text-style-name="P12" draw:layer="layout" svg:x1="15.499cm" svg:y1="10.4cm" svg:x2="12.752cm" svg:y2="8.349cm" draw:start-shape="id5" draw:start-glue-point="0" draw:end-shape="id10" draw:end-glue-point="2" svg:d="M15499 10400v-1026h-2747v-1025" svg:viewBox="0 0 2748 2052">
          <text:p/>
        </draw:connector>
        <draw:g draw:style-name="gr1" xml:id="id12" draw:id="id12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4" draw:text-style-name="P2" draw:layer="layout" svg:width="4.5cm" svg:height="0.679cm" svg:x="23.139cm" svg:y="1.993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Credenti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4" draw:layer="layout" svg:width="4.5cm" svg:height="1.255cm" svg:x="23.139cm" svg:y="2.672cm">
            <text:p text:style-name="P3"><text:span text:style-name="T2">-</text:span><text:span text:style-name="T2"><text:tab/></text:span><text:span text:style-name="T2">id</text:span></text:p>
            <text:p text:style-name="P3"><text:span text:style-name="T2">-</text:span><text:span text:style-name="T2"><text:tab/></text:span><text:span text:style-name="T2">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9" draw:layer="layout" svg:width="4.5cm" svg:height="0.679cm" svg:x="23.139cm" svg:y="3.92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8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 xml:id="id13" draw:id="id1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47" draw:text-style-name="P2" draw:layer="layout" svg:width="4.5cm" svg:height="0.679cm" svg:x="16.576cm" svg:y="1.079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"><text:span text:style-name="T1">To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4" draw:layer="layout" svg:width="4.5cm" svg:height="1.255cm" svg:x="16.576cm" svg:y="1.758cm">
            <text:p text:style-name="P3"><text:span text:style-name="T2">-</text:span><text:span text:style-name="T2"><text:tab/></text:span><text:span text:style-name="T2">id</text:span></text:p>
            <text:p text:style-name="P3"><text:span text:style-name="T2">-</text:span><text:span text:style-name="T2"><text:tab/></text:span><text:span text:style-name="T2">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4" draw:layer="layout" svg:width="4.5cm" svg:height="0.561cm" svg:x="16.576cm" svg:y="3.01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>+</text:span><text:span text:style-name="T2"><text:tab/>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0" draw:text-style-name="P12" draw:layer="layout" svg:x1="25.994cm" svg:y1="16.854cm" svg:x2="27.45cm" svg:y2="15.299cm" draw:start-shape="id9" draw:start-glue-point="14" draw:end-shape="id11" draw:end-glue-point="2" svg:d="M25994 16854v-779h1456v-776" svg:viewBox="0 0 1457 1556">
          <text:p/>
        </draw:connector>
        <draw:connector draw:style-name="gr51" draw:text-style-name="P12" draw:layer="layout" svg:x1="27.635cm" svg:y1="8.781cm" svg:x2="25.389cm" svg:y2="4.606cm" draw:start-shape="id8" draw:start-glue-point="14" draw:end-shape="id12" draw:end-glue-point="2" svg:d="M27635 8781v-2089h-2246v-2086" svg:viewBox="0 0 2247 4176">
          <text:p/>
        </draw:connector>
        <draw:connector draw:style-name="gr52" draw:text-style-name="P12" draw:layer="layout" svg:x1="18.826cm" svg:y1="3.574cm" svg:x2="19.43cm" svg:y2="5.307cm" draw:start-shape="id13" draw:start-glue-point="2" draw:end-shape="id7" draw:end-glue-point="0" svg:d="M18826 3574v866h604v867" svg:viewBox="0 0 605 1734">
          <text:p/>
        </draw:connector>
        <draw:connector draw:style-name="gr53" draw:text-style-name="P12" draw:layer="layout" svg:x1="9.586cm" svg:y1="18.196cm" svg:x2="12.543cm" svg:y2="17.981cm" draw:start-shape="id14" draw:start-glue-point="1" draw:end-shape="id6" draw:end-glue-point="3" svg:d="M9586 18196h1478v-215h1479" svg:viewBox="0 0 2958 216">
          <text:p/>
        </draw:connector>
        <draw:g draw:style-name="gr1" xml:id="id11" draw:id="id11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54" draw:text-style-name="P14" draw:layer="layout" svg:width="4.5cm" svg:height="0.679cm" svg:x="25.2cm" svg:y="12.804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13"><text:span text:style-name="T1">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5" draw:text-style-name="P4" draw:layer="layout" svg:width="4.5cm" svg:height="1.255cm" svg:x="25.2cm" svg:y="13.483cm">
            <text:p text:style-name="P3"><text:span text:style-name="T2">-</text:span><text:span text:style-name="T2"><text:tab/></text:span><text:span text:style-name="T2">id</text:span></text:p>
            <text:p text:style-name="P3"><text:span text:style-name="T2">-</text:span><text:span text:style-name="T2"><text:tab/></text:span><text:span text:style-name="T2">name</text:span></text:p>
            <text:p text:style-name="P3"><text:span text:style-name="T2">-</text:span><text:span text:style-name="T2"><text:tab/></text:span><text:span text:style-name="T2">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6" draw:text-style-name="P4" draw:layer="layout" svg:width="4.5cm" svg:height="0.561cm" svg:x="25.2cm" svg:y="14.738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22:12:51.656845887</meta:creation-date>
    <dc:date>2024-04-23T19:41:33.133739898</dc:date>
    <meta:editing-duration>PT2H35M58S</meta:editing-duration>
    <meta:editing-cycles>42</meta:editing-cycles>
    <meta:generator>LibreOffice/24.2.0.3$Linux_X86_64 LibreOffice_project/420$Build-3</meta:generator>
    <meta:document-statistic meta:object-count="69"/>
  </office:meta>
</office:document-meta>
</file>